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font-size="18pt" style:font-size-asian="18pt" style:font-size-complex="18pt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2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2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2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2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2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2"> 6.25 miles</text:span> <text:s text:c="2"/></text:p>
      <text:p text:style-name="P1">I ran on the high school track with 4 other runners.</text:p>
      <text:p text:style-name="P1"><text:span text:style-name="T2">Warm up</text:span>: 1 mile in 9:31, rest 2 minutes, 1 mile in 10:25, rest 3 minutes</text:p>
      <text:p text:style-name="P1"><text:span text:style-name="T2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2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2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2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2">1 mile</text:span> near the Niagara River and Falls</text:p>
      <text:p text:style-name="P5"/>
      <text:p text:style-name="P5">Tues July 31, 2018 <text:span text:style-name="T2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2">no running</text:span> </text:p>
      <text:p text:style-name="P5"/>
      <text:p text:style-name="P5">Thur Aug 2, 2018 <text:span text:style-name="T2">7 miles</text:span> <text:s/></text:p>
      <text:p text:style-name="P5"><text:span text:style-name="T2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2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2">Warm down</text:span>: ½ mile jog on the treadmill and ½ mile jog home.</text:p>
      <text:p text:style-name="P5"/>
      <text:p text:style-name="P5">Fri Aug 3, 2018, <text:span text:style-name="T2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7">39 miles in the last week</text:p>
      <text:p text:style-name="P1"><text:soft-page-break/>Sat Aug 4, 2018 <text:span text:style-name="T2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2">no running</text:span> </text:p>
      <text:p text:style-name="P1"/>
      <text:p text:style-name="P1">Mon Aug 6, 2018 <text:span text:style-name="T2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2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2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2">4.6 miles</text:span> </text:p>
      <text:p text:style-name="P1"><text:s/>I ran with 6 other runners on the 510 m Greendale Cemetery loop.</text:p>
      <text:p text:style-name="P1"><text:span text:style-name="T2">Warm up</text:span>: 1.3 miles</text:p>
      <text:p text:style-name="P1"><text:span text:style-name="T2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2">Warm down:</text:span> 0.3 miles</text:p>
      <text:p text:style-name="P1"/>
      <text:p text:style-name="P1">Fri Aug 10, 2018 <text:s/><text:span text:style-name="T2">no running</text:span> </text:p>
      <text:p text:style-name="P1"/>
      <text:p text:style-name="P3">26.1 miles in the last week</text:p>
      <text:list xml:id="list6950775137917465929" text:style-name="L1">
        <text:list-item>
          <text:list>
            <text:list-header>
              <text:p text:style-name="P33"/>
            </text:list-header>
          </text:list>
        </text:list-item>
      </text:list>
      <text:p text:style-name="P5"><text:soft-page-break/>Sat Aug 11, 2018 <text:span text:style-name="T2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2">walk/run ratio:</text:span> 0.33</text:p>
      <text:p text:style-name="P5"><text:span text:style-name="T2">sum of ascents:</text:span> about 860 feet</text:p>
      <text:p text:style-name="P5"/>
      <text:p text:style-name="P5">Sun Aug 12, 2018 <text:span text:style-name="T2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2">:</text:span> 0.3 miles</text:p>
      <text:p text:style-name="P5"/>
      <text:p text:style-name="P5">Mon Aug 13, 2018 <text:span text:style-name="T2">no running </text:span></text:p>
      <text:p text:style-name="P5"/>
      <text:p text:style-name="P5">Tues Aug 14, 2018 <text:span text:style-name="T2">4 miles</text:span> <text:s text:c="2"/></text:p>
      <text:p text:style-name="P5"><text:span text:style-name="T2">Warm up</text:span>: ½ mile to the Wise Center</text:p>
      <text:p text:style-name="P7">Run: <text:span text:style-name="T3">0.1 mile lead into a 3 mile run</text:span></text:p>
      <text:p text:style-name="P5">Splits for 3 mile: 8:42, 9:00, 9:01</text:p>
      <text:p text:style-name="P7">Warm down:<text:span text:style-name="T3"> 0.4 mile jog home</text:span></text:p>
      <text:p text:style-name="P5"/>
      <text:p text:style-name="P7"><text:span text:style-name="T3">Wed Aug 15, 2018 </text:span>6 miles<text:span text:style-name="T3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2">5 miles</text:span></text:p>
      <text:p text:style-name="P5">I ran with 5 other runners on the Greendale Cemetery 510 meter loop.</text:p>
      <text:p text:style-name="P7">Warm up:<text:span text:style-name="T3"> 1.25 miles at various paces</text:span></text:p>
      <text:p text:style-name="P7">Run: <text:span text:style-name="T3">5 x 800 meters with 300 m jogs between the runs. <text:s/></text:span></text:p>
      <text:p text:style-name="P7">Time between runs: <text:span text:style-name="T3"><text:s/>about 4:20</text:span></text:p>
      <text:p text:style-name="P7">Times for runs: <text:span text:style-name="T3">4:00, 3:51, 3:51, 3:48, 3:53 </text:span></text:p>
      <text:p text:style-name="P7">Warm down: <text:span text:style-name="T3">600 m jog</text:span></text:p>
      <text:p text:style-name="P5"/>
      <text:p text:style-name="P7"><text:span text:style-name="T3">Fri Aug 17, 2018 </text:span>6 miles<text:span text:style-name="T3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9"><text:soft-page-break/><text:span text:style-name="T3">Sat</text:span> <text:span text:style-name="T3">Aug 18, 2018 </text:span>4 miles<text:span text:style-name="T3"> <text:s text:c="2"/></text:span></text:p>
      <text:p text:style-name="P11">I ran 3.5 miles on hilly roads and averaged 10:25/mile. </text:p>
      <text:p text:style-name="P11">This run included 3 x the 1 mile “Jackson Park loop.” </text:p>
      <text:p text:style-name="P11">Sum of ascents along the 1 mile loop: 120 feet</text:p>
      <text:p text:style-name="P11">Sum of ascents for today's 3.5 mile run = 3 x 120 + 60 = 420 feet.</text:p>
      <text:p text:style-name="P11">In the afternoon I ran a half mile.</text:p>
      <text:p text:style-name="P11"/>
      <text:p text:style-name="P11">Sun Aug 19, 2018 <text:span text:style-name="T2">4 miles</text:span></text:p>
      <text:p text:style-name="P11">I ran 4 miles on the very hilly “2 mile hill” and averaged 10:15/mile.</text:p>
      <text:p text:style-name="P11">Sum of ascents: 529 feet</text:p>
      <text:p text:style-name="P11"/>
      <text:p text:style-name="P11">Mon Aug 20, 2018 <text:span text:style-name="T2">no running</text:span></text:p>
      <text:p text:style-name="P11"/>
      <text:p text:style-name="P11">Tues <text:s/>Aug 21, 2018 <text:span text:style-name="T2">4 miles</text:span></text:p>
      <text:p text:style-name="P11">I ran on a treadmill.</text:p>
      <text:p text:style-name="P11"><text:span text:style-name="T2">Warmup:</text:span> 1.5 miles at various paces averaging 9:00/mile</text:p>
      <text:p text:style-name="P11">some paces as fast as 8:00/mile</text:p>
      <text:p text:style-name="P24">rested 6 minutes</text:p>
      <text:list xml:id="list5975177031634142440" text:style-name="L2">
        <text:list-item>
          <text:list>
            <text:list-header>
              <text:p text:style-name="P34"><text:span text:style-name="T2">Run: </text:span><text:s/>0.1 mile lead into a 2 mile run</text:p>
              <text:p text:style-name="P34">2 mile splits: <text:s/>8:21, 8:03</text:p>
              <text:p text:style-name="P34"><text:span text:style-name="T2">Warmdown:</text:span> 0.4 mile jog</text:p>
            </text:list-header>
          </text:list>
        </text:list-item>
      </text:list>
      <text:p text:style-name="P11"/>
      <text:p text:style-name="P11">Wed Aug 22, 2018 <text:s/><text:span text:style-name="T2">5 miles</text:span> <text:s/></text:p>
      <text:p text:style-name="P11">I ran 5 miles on hilly roads and averaged 10:50/mile</text:p>
      <text:p text:style-name="P11"/>
      <text:p text:style-name="P11">Thurs Aug 23, 2018 <text:span text:style-name="T2">1 mile</text:span> jog</text:p>
      <text:p text:style-name="P11">I feel like I need a rest.</text:p>
      <text:p text:style-name="P12"/>
      <text:p text:style-name="P12">Fri Aug 24, 2018 <text:span text:style-name="T2">no running</text:span> <text:s/></text:p>
      <text:p text:style-name="P12">Still resting</text:p>
      <text:p text:style-name="P12"/>
      <text:p text:style-name="P10">18 miles in the last week</text:p>
      <text:p text:style-name="P12"/>
      <text:p text:style-name="P12"/>
      <text:p text:style-name="P2"/>
      <text:p text:style-name="P2"/>
      <text:p text:style-name="P2"/>
      <text:p text:style-name="P2"><text:soft-page-break/>Sat Aug 25, 2018 <text:span text:style-name="T2">no running</text:span></text:p>
      <text:p text:style-name="P2"/>
      <text:p text:style-name="P2">Sun Aug 26, 2018 <text:span text:style-name="T2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2">7 miles</text:span> <text:s/></text:p>
      <text:p text:style-name="P2"><text:span text:style-name="T2">Warm up:</text:span> ½ mile to the Wise Center and rest a few minutes</text:p>
      <text:p text:style-name="P2"><text:span text:style-name="T2">Run:</text:span> 6 miles on a treadmill at various paces averaging 10:00/mile</text:p>
      <text:p text:style-name="P2">The run included 4 half mile segments at 9:31/mile.</text:p>
      <text:p text:style-name="P2"><text:span text:style-name="T2">Warm down:</text:span> <text:s/>½ mile jog home</text:p>
      <text:p text:style-name="P2"/>
      <text:p text:style-name="P2">Tues Aug 28, 2018 <text:span text:style-name="T2">9 miles</text:span> <text:s/></text:p>
      <text:p text:style-name="P2"><text:span text:style-name="T2">In the morning:</text:span> I ran 6 miles including 4.7 miles with Jim Fitch. We ran just before the Sun came up and averaged about 10:25/mile for the hilly 4.7 mile course.</text:p>
      <text:p text:style-name="P4">In the afternoon: <text:span text:style-name="T3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2">6 miles</text:span> <text:s text:c="3"/></text:p>
      <text:p text:style-name="P2"><text:span text:style-name="T2">Warmup:</text:span> <text:s/>¾ mile walk and 1.5 mile run on hilly roads</text:p>
      <text:p text:style-name="P2"><text:span text:style-name="T2">Run on treadmill: <text:s/></text:span>¼ mile lead into a 2 mile run</text:p>
      <text:p text:style-name="P2">2 mile run in 8:23 + 8:06 = 16:29</text:p>
      <text:p text:style-name="P2"><text:span text:style-name="T2">Warmdown:</text:span> <text:s/>½ mile jog and ½ mile walk</text:p>
      <text:p text:style-name="P2">Later in the day I walked ½ mile.</text:p>
      <text:p text:style-name="P2"/>
      <text:p text:style-name="P2">Thurs Aug 30, 2018 <text:span text:style-name="T2">5.5 miles</text:span> <text:s text:c="2"/></text:p>
      <text:p text:style-name="P2">I ran with 3 other runners on the 510 meter Greendale Cemetery loop.</text:p>
      <text:p text:style-name="P2"><text:span text:style-name="T2">Warmup: </text:span><text:s/>2 miles at various paces</text:p>
      <text:p text:style-name="P2"><text:span text:style-name="T2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2">Times for the runs:</text:span> <text:s/>60 s, 2:28, 3:48, 3:48, 2:26, 52 s</text:p>
      <text:p text:style-name="P2"><text:span text:style-name="T2">Warmdown:</text:span> 0.6 mile jog</text:p>
      <text:p text:style-name="P2"/>
      <text:p text:style-name="P2">Fri Aug 31, 2018 <text:span text:style-name="T2">no running</text:span></text:p>
      <text:p text:style-name="P4">31.5 miles in the last week</text:p>
      <text:p text:style-name="P13"><text:soft-page-break/>Sat Sept 1, 2018 <text:span text:style-name="T2">14.5 miles</text:span></text:p>
      <text:p text:style-name="P13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4">Mile splits: 8:26, 8:24, 8:27, 8:27, 8:23 8:20, 8:05, 8:34, 8:05, 8:32, 8:20, 8:26, 8:33</text:p>
      <text:p text:style-name="P14">The last 0.22 miles were at 7:44/mile pace.</text:p>
      <text:p text:style-name="P14"/>
      <text:p text:style-name="P14">Sun Sept 2, 2018 <text:span text:style-name="T2">4 miles</text:span> <text:s/></text:p>
      <text:p text:style-name="P14">I ran 4 miles on hilly roads and averaged 10:45/mile.</text:p>
      <text:p text:style-name="P14"/>
      <text:p text:style-name="P13">Mon Sept 3, 2018 <text:span text:style-name="T2">10 miles</text:span> <text:s/></text:p>
      <text:p text:style-name="P13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3"/>
      <text:p text:style-name="P13">Tues Sept 4, 2018 <text:span text:style-name="T2">5 miles</text:span> <text:s/></text:p>
      <text:p text:style-name="P13">I ran and walked 5 miles on hilly roads on Limber Rd and averaged 11:53/mile. <text:s/>I ran the first mile in 10:51/mile and I ran and walked the next 4 miles averaging about 12:10/mile. </text:p>
      <text:p text:style-name="P13"/>
      <text:p text:style-name="P13">Wed Sept 5, 2018 <text:span text:style-name="T2">no running</text:span> </text:p>
      <text:p text:style-name="P13"/>
      <text:p text:style-name="P13">Thur Sept 6, 2018 <text:span text:style-name="T2">5.6 miles</text:span></text:p>
      <text:p text:style-name="P14">I ran with 4 other runners on the 510 m Greendale Cemetery loop. </text:p>
      <text:p text:style-name="P14"><text:span text:style-name="T2">Warm up</text:span>: 1 mile by myself and one mile with the other runners. </text:p>
      <text:p text:style-name="P14"><text:span text:style-name="T2">Run:</text:span> 6 x cemetery loop (510 m). <text:s/>The 300 m jogs between runs were about 3:30.</text:p>
      <text:p text:style-name="P14">Times for 510 m runs for most of us: 2:24, 2:22, 2:23, 2:14, 2:29, 2:17 </text:p>
      <text:p text:style-name="P14">Average time: <text:s/>2:22 which is 7:28/mile pace. The fastest one at 7:03/mile pace.</text:p>
      <text:p text:style-name="P14">Total ascent along the loop: 22 feet</text:p>
      <text:p text:style-name="P14"><text:span text:style-name="T2">Warm down:</text:span> 0.6 miles</text:p>
      <text:p text:style-name="P14">Four weeks ago Rod Brest and I averaged 2:24 for the 6 runs. <text:s/></text:p>
      <text:p text:style-name="P14"/>
      <text:p text:style-name="P13">Fri Sept 7, 2018 <text:span text:style-name="T2">6 miles</text:span> <text:s/></text:p>
      <text:p text:style-name="P13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5"/>
      <text:p text:style-name="P15">45.1 miles in the last week</text:p>
      <text:p text:style-name="P15"><text:soft-page-break/><text:span text:style-name="T3">Sat Sept 8, 2018</text:span> 10.15 miles <text:s/></text:p>
      <text:p text:style-name="P13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3"/>
      <text:p text:style-name="P13">Sun Sept 9, 2018 <text:span text:style-name="T2">2 miles</text:span> <text:s/></text:p>
      <text:p text:style-name="P13"><text:span text:style-name="T2">On a treadmill:</text:span> <text:s/>I ran and walked 2 miles. <text:s/>During both miles I ran 0.85 miles at about 10:50/mile pace and then walked 0.15 miles at about 15:50/mile. <text:s/>Overall pace was 11:31/mile.</text:p>
      <text:p text:style-name="P13"/>
      <text:p text:style-name="P13">Mon Sept 10, 2018 <text:span text:style-name="T2">4 miles</text:span> <text:s/></text:p>
      <text:p text:style-name="P13"><text:span text:style-name="T2">Warmup:</text:span> ½ mile to the Wise Center</text:p>
      <text:p text:style-name="P15">Run/walk: <text:span text:style-name="T3">I ran and walked 3 miles on a treadmill. <text:s/>During each miles I ran 0.85 miles at 9:50/mile pace and then walked 0.15 miles at 15:00/mile. <text:s/>Overall pace was 10:35/mile.</text:span></text:p>
      <text:p text:style-name="P15">Warmdown: <text:span text:style-name="T3">½ mile home</text:span></text:p>
      <text:p text:style-name="P13"/>
      <text:p text:style-name="P13">Tues Sept 11, 2018 <text:span text:style-name="T2">4.5 miles</text:span> <text:s/></text:p>
      <text:p text:style-name="P13"><text:span text:style-name="T2">Warmup:</text:span> I ran 1 mile on the indoor track in 9:27 and rested 5 minutes.</text:p>
      <text:p text:style-name="P15">Run: <text:span text:style-name="T3">3 miles on a treadmill, Splits: 9:50, 9:50, (4:28 + 3:56) = 8:24</text:span></text:p>
      <text:p text:style-name="P15">Warmdown: <text:span text:style-name="T3">½ mile in 5:56 </text:span></text:p>
      <text:p text:style-name="P13"/>
      <text:p text:style-name="P15"><text:span text:style-name="T3">Wed Sept 12, 2018 </text:span>4.2 miles</text:p>
      <text:p text:style-name="P15">Warmup:<text:span text:style-name="T3"> <text:s/>2 miles of walking and jogging</text:span></text:p>
      <text:p text:style-name="P15">Run:<text:span text:style-name="T3"> 2 cemetery loops (1020 meters) </text:span></text:p>
      <text:p text:style-name="P13">Splits: 2:24.5, 2:24.8, <text:s/>Pace: 7:36/mile</text:p>
      <text:p text:style-name="P15">Warmdown:<text:span text:style-name="T3"> <text:s/>1 mile jog and ½ mile walk</text:span></text:p>
      <text:p text:style-name="P13"/>
      <text:p text:style-name="P13">Thur Sept 13, 2018 <text:span text:style-name="T2">4.7 miles</text:span></text:p>
      <text:p text:style-name="P13">I ran with 4 other runners on the Greendale cemetery loop. <text:s/></text:p>
      <text:p text:style-name="P15">Warmup: <text:span text:style-name="T3">1.5 miles at various paces and rested a few minutes.</text:span></text:p>
      <text:p text:style-name="P15">Runs and times:<text:span text:style-name="T3"> 2x255 m (½ loop = 255 m), 1:11, 1:11</text:span></text:p>
      <text:p text:style-name="P13"><text:s text:c="29"/>3x510 m (1 loop = 510 m), <text:s/>2:25, 2:24, 2:22 <text:s/></text:p>
      <text:p text:style-name="P13"><text:s text:c="29"/>1x1020 m (2 loops), 2:23 + 2:21 = 4:44</text:p>
      <text:p text:style-name="P13">Average pace per 510 meters: 2:23 which is about the same as last week when we ran 6x510 m. We jogged about 250 meters between runs.</text:p>
      <text:p text:style-name="P15">Warmdown:<text:span text:style-name="T3"> ½ mile jog <text:s text:c="2"/></text:span><text:s/></text:p>
      <text:p text:style-name="P13"/>
      <text:p text:style-name="P13">Fri Sept 14, 2018 <text:span text:style-name="T2">3.15 miles</text:span> on hilly Limber Rd, averaging 10:40/mile</text:p>
      <text:p text:style-name="P15"/>
      <text:p text:style-name="P13"><text:span text:style-name="T2">32.7 miles in the last week </text:span><text:s/></text:p>
      <text:p text:style-name="P16"><text:soft-page-break/>Sat Sept 15, 2018 <text:s/><text:span text:style-name="T2">3 miles <text:s/></text:span>Jogging</text:p>
      <text:p text:style-name="P18"/>
      <text:p text:style-name="P16">Sun Sept 16, 2018 <text:span text:style-name="T2">3 miles</text:span> <text:s/></text:p>
      <text:p text:style-name="P16">I ran 3 miles on hilly roads and grass. <text:s/></text:p>
      <text:p text:style-name="P16">Splits: 9:44, 9:46, 9:27 Average pace: 9:39</text:p>
      <text:p text:style-name="P16"/>
      <text:p text:style-name="P16">Mon Sept 17, 2018 <text:span text:style-name="T2">25 miles </text:span>- <text:span text:style-name="T2">A long run in preparation for the Can 50 Mile Run.</text:span></text:p>
      <text:p text:style-name="P16">I ran and walked 5 x 5 mile loop. <text:s/>The 5 mile loop is somewhat hilly. <text:s/>I stopped about <text:s text:c="13"/>two minutes between the loops while I ate gels and Salt Sticks, drank water and picked </text:p>
      <text:p text:style-name="P16">up more water to take with me.</text:p>
      <text:p text:style-name="P16">The total time including the 8 minutes while I was stopped was 4:56:20. </text:p>
      <text:p text:style-name="P16">The times and average paces for each of the 5 mile loops were: 55:53 (11:11/mile), 58:31 (11:42/mile), 59:32 (11:54/mile), 59:18 (11:52/mile), and 54:35 (10:55/mile)</text:p>
      <text:p text:style-name="P16">I had 580 calories for breakfast and ate 6 gels for a total of 1180 calories.</text:p>
      <text:p text:style-name="P16"><text:s text:c="7"/>The formula I use to calculate the number of required calories gives:</text:p>
      <text:p text:style-name="P16"><text:s text:c="7"/>calories = 300*(H-1.3) = 300*3.7 = 1110, were H= 5 the number of <text:s/>hours I ran. </text:p>
      <text:p text:style-name="P16"><text:s text:c="7"/>So I had enough calories.</text:p>
      <text:p text:style-name="P16">I also had 3 Salt Sticks and drank 80 ounces of water. <text:s text:c="2"/></text:p>
      <text:p text:style-name="P17"><text:s text:c="7"/>That is 3.2 ounces per mile which apparently was okay because I only lost a pound <text:s text:c="17"/><text:tab/>while running. <text:s/>The temperature felt cool for half the run and rose to 71 degrees.</text:p>
      <text:p text:style-name="P17"/>
      <text:p text:style-name="P17">Tues Sept 18, 2018 <text:span text:style-name="T2">4.6 miles</text:span></text:p>
      <text:p text:style-name="P17"><text:span text:style-name="T2">In the morning: </text:span>I ran 3miles out and back on hilly Limber Rd averaging 10:40/mile.</text:p>
      <text:p text:style-name="P19">In the evening: <text:span text:style-name="T3"><text:s/>I walked 1.6 miles on roads and sidewalks and averaged 16:15/mile.</text:span></text:p>
      <text:p text:style-name="P17"/>
      <text:p text:style-name="P19"><text:span text:style-name="T3">Wed Sept 19, 2018 </text:span>1.5 miles<text:span text:style-name="T3"> <text:s/></text:span></text:p>
      <text:p text:style-name="P17">I walked 1.5 miles half on roads and half on a path in the woods.</text:p>
      <text:p text:style-name="P17"/>
      <text:p text:style-name="P17">Thur Sept 20, 2018 <text:span text:style-name="T2">5.5 miles</text:span></text:p>
      <text:p text:style-name="P17">I ran with 5 other runners on the 510 m cemetery loop. Times below are my times.</text:p>
      <text:p text:style-name="P18">Warmup: <text:span text:style-name="T3">2 miles at various paces and rested a few minutes.</text:span></text:p>
      <text:p text:style-name="P18">Runs and times:<text:span text:style-name="T3"> 1x255 m (½ loop = 255 m), 69 s <text:s text:c="3"/>(7:15/mile)</text:span></text:p>
      <text:p text:style-name="P16"><text:s text:c="29"/>1x510 m (1 loop = 510 m), 2:25 <text:s text:c="3"/>(7:36/mile) </text:p>
      <text:p text:style-name="P16"><text:s text:c="29"/>1x765 m (1.5 loops =765 m), 3:33 (7:27/mile)</text:p>
      <text:p text:style-name="P16"><text:s text:c="29"/>1x765 m, 3:23 <text:s text:c="2"/>(7:06/mile) </text:p>
      <text:p text:style-name="P16"><text:s text:c="29"/>1x510 m, 2:13 <text:s text:c="2"/>(7:00/mile)</text:p>
      <text:p text:style-name="P16"><text:s text:c="29"/>1x255 m, 60.5 s (6:21/mile) </text:p>
      <text:p text:style-name="P16">Average pace per 510 meters: 2:17 (7:12/mile) which is faster than I have been running. We jogged about 250 meters between runs.</text:p>
      <text:p text:style-name="P18">Warmdown:<text:span text:style-name="T3"> 3/4 mile jog <text:s text:c="2"/></text:span><text:s/></text:p>
      <text:p text:style-name="P16"><text:s text:c="8"/></text:p>
      <text:p text:style-name="P16">Fri Sept 21, 2018 <text:span text:style-name="T2">5 miles </text:span></text:p>
      <text:p text:style-name="P16">I walked and ran on a slightly hilly 5 mile loop and averaged 11:35. Walked total of 0.66 miles and ran 4.33 miles. Walk to Run Ratio = 0.15</text:p>
      <text:p text:style-name="P16"/>
      <text:p text:style-name="P18">47.6 miles in the last week</text:p>
      <text:p text:style-name="P20"><text:soft-page-break/>Sat Sept 22, 2018 <text:span text:style-name="T2">no running </text:span></text:p>
      <text:p text:style-name="P20"/>
      <text:p text:style-name="P20">Sun Sept 23, 2018 <text:span text:style-name="T2">4 miles </text:span><text:s/></text:p>
      <text:p text:style-name="P20">I ran 4 miles on hilly roads and averaged 9:43/mile.</text:p>
      <text:p text:style-name="P20"/>
      <text:p text:style-name="P20">Mon Sept 24, 2018 <text:span text:style-name="T2">5 miles</text:span> <text:s/></text:p>
      <text:p text:style-name="P20">I ran and walked 5 miles on slightly hilly roads and averaged 11:48/mile.</text:p>
      <text:p text:style-name="P20">I took 6 short walks totaling about 0.45 miles.</text:p>
      <text:p text:style-name="P20"/>
      <text:p text:style-name="P20">Tues Sept 25, 2018 <text:span text:style-name="T2">4 miles</text:span> <text:s/></text:p>
      <text:p text:style-name="P20">I ran 4 miles out and back on hilly Limber Rd 10:01/mile.</text:p>
      <text:p text:style-name="P20">Sum of ascents along the course <text:s/>= 342 feet as measured from Google Maps.</text:p>
      <text:p text:style-name="P20">Splits: 11:08 (mainly uphill), 8:55 (down), 10:44 (up), 9:16 (down)</text:p>
      <text:p text:style-name="P20"/>
      <text:p text:style-name="P20">Wed Sept 26, 2018 <text:span text:style-name="T2">2 miles</text:span> on hilly roads averaging 9:52/mile</text:p>
      <text:p text:style-name="P20"/>
      <text:p text:style-name="P20">Thur Sept 27, 2018 <text:span text:style-name="T2">5.2 miles</text:span></text:p>
      <text:p text:style-name="P20">I ran with Mark and Chance on the Greendale cemetery loop. <text:s/></text:p>
      <text:p text:style-name="P21">Warmup: <text:span text:style-name="T3">2 miles at various paces and rested a few minutes.</text:span></text:p>
      <text:p text:style-name="P21">Runs and times:<text:span text:style-name="T3"> 2x255 m (½ loop = 255 m), 1:11, 1:09</text:span></text:p>
      <text:p text:style-name="P20"><text:s text:c="29"/>3x510 m (1 loop = 510 m), <text:s/>2:25, 2:22, 2:21 <text:s/></text:p>
      <text:p text:style-name="P20"><text:s text:c="29"/>1x1020 m (2 loops), 2:20 + 2:20 = 4:40</text:p>
      <text:p text:style-name="P20">Average pace per 510 meters: 2:21</text:p>
      <text:p text:style-name="P20">We jogged about 250 meters between runs.</text:p>
      <text:p text:style-name="P21">Warmdown:<text:span text:style-name="T3"> ½ mile jog <text:s text:c="2"/></text:span><text:s/></text:p>
      <text:p text:style-name="P20"/>
      <text:p text:style-name="P20">Fri Sept 28, 2018 <text:span text:style-name="T2">no running </text:span></text:p>
      <text:p text:style-name="P21"/>
      <text:p text:style-name="P21">20.2 miles in the last week </text:p>
      <text:p text:style-name="P21"/>
      <text:p text:style-name="P20"><text:soft-page-break/>Sat Sept 29, 2018 <text:span text:style-name="T2">7.35 miles</text:span></text:p>
      <text:p text:style-name="P20">I ran on a 0.95 mile loop in New Alexandria PA.</text:p>
      <text:p text:style-name="P20">I ran 2.85 miles in 25:25 or 8:55/mile It was a slightly hilly course.</text:p>
      <text:p text:style-name="P20">0.95 mile splits: 9:11, 8:19, 7:55</text:p>
      <text:p text:style-name="P20">2 hours later I leisurely walked 2 miles</text:p>
      <text:p text:style-name="P20">2 hours later I walked 2.5 miles with 2 miles at about 15:45/mile</text:p>
      <text:p text:style-name="P20"/>
      <text:p text:style-name="P20">Sun Sept 30, 2018 <text:span text:style-name="T2">no running</text:span></text:p>
      <text:p text:style-name="P20"/>
      <text:p text:style-name="P20">Mon Oct 1, 2018 <text:span text:style-name="T2">5.5 miles in California Maryland</text:span></text:p>
      <text:p text:style-name="P20">I ran and walked 5.5 miles and averaged 11:53/mile.</text:p>
      <text:p text:style-name="P20">I walked about 0.11 miles at the beginning of each ½ mile. So I walked about 1.2 miles and ran about 4.3 miles. <text:s/></text:p>
      <text:p text:style-name="P20">walk/run ratio: 0.28</text:p>
      <text:p text:style-name="P20"/>
      <text:p text:style-name="P20">Tues Oct 2, 2018 <text:span text:style-name="T2">3.56 miles in California MD</text:span></text:p>
      <text:p text:style-name="P20">I ran 3.06 miles on a more hilly course than I ran 3 days ago and averaged 8:21/mile.</text:p>
      <text:p text:style-name="P20">Miles splits: 8:32, 8:24, 8:10, and 28 s for the last 0.06 miles</text:p>
      <text:p text:style-name="P20">Warmdown: ½ mile in 5:24</text:p>
      <text:p text:style-name="P20"/>
      <text:p text:style-name="P20">Wed Oct 3, 2018 <text:span text:style-name="T2">no running</text:span> <text:s/></text:p>
      <text:p text:style-name="P20"/>
      <text:p text:style-name="P25"><text:span text:style-name="T4">Thurs Oct 4, 2018 </text:span><text:span text:style-name="T5">5.25 miles</text:span><text:span text:style-name="T4"> </text:span><text:span text:style-name="T5">in California MD </text:span></text:p>
      <text:p text:style-name="P20">I ran 5 miles on a hilly course and averaged 10:50/mile. </text:p>
      <text:p text:style-name="P21">Warmdown: <text:span text:style-name="T3">¼ mile fast walk</text:span></text:p>
      <text:p text:style-name="P20"/>
      <text:p text:style-name="P21"><text:span text:style-name="T3">Fri Oct 5, 2018 </text:span>no running<text:span text:style-name="T3"> <text:s text:c="2"/></text:span></text:p>
      <text:p text:style-name="P20"/>
      <text:p text:style-name="P20"/>
      <text:list xml:id="list965890818961693947" text:style-name="L3">
        <text:list-item>
          <text:list>
            <text:list-header>
              <text:p text:style-name="P35">21.7 miles in the last week </text:p>
            </text:list-header>
          </text:list>
        </text:list-item>
      </text:list>
      <text:p text:style-name="P20"/>
      <text:p text:style-name="P21"><text:soft-page-break/>I continue to work on a walk run routine that I will use in the Canandaigua 50 miler next weekend. </text:p>
      <text:p text:style-name="P21"/>
      <text:p text:style-name="P20">Sat Oct 6, 2018 <text:span text:style-name="T2">5.5 miles</text:span></text:p>
      <text:p text:style-name="P20">I ran and walked 5.5 miles and averaged about 12:00mile. <text:s/>I walked 10 times for a total of about 1.11 miles of walking.</text:p>
      <text:p text:style-name="P20">Walk/Run ratio: 0.25</text:p>
      <text:p text:style-name="P20"/>
      <text:p text:style-name="P20">Sun Oct 7, 2018 <text:span text:style-name="T2">4 miles <text:s/></text:span></text:p>
      <text:p text:style-name="P20">I walked and ran 4 miles and averaged 12:00/mile.</text:p>
      <text:p text:style-name="P20">I walked 10 times for a total of about 1 mile of walking.</text:p>
      <text:p text:style-name="P20">Walk/Run ratio: 0.33 </text:p>
      <text:p text:style-name="P20"/>
      <text:p text:style-name="P20">Mon Oct 8, 2018 <text:span text:style-name="T2">no running</text:span></text:p>
      <text:p text:style-name="P20"/>
      <text:p text:style-name="P20">Tues Oct 9, 2018 <text:span text:style-name="T2">2.5 miles</text:span></text:p>
      <text:p text:style-name="P20">I ran 2.5 miles averaging 9:22/mile on slightly hilly roads.</text:p>
      <text:p text:style-name="P20"/>
      <text:p text:style-name="P20">Wed Oct 10, 2018 <text:span text:style-name="T2">3 miles</text:span> <text:s/></text:p>
      <text:p text:style-name="P20">I walked and ran 2.5 miles averaging 12:06 on slightly hilly roads.</text:p>
      <text:p text:style-name="P20">I walked 5 times for a total of about 0.5 miles of walking.</text:p>
      <text:p text:style-name="P20">Walk/Run ratio: 0.25</text:p>
      <text:p text:style-name="P20">Then I walked ½ mile. </text:p>
      <text:p text:style-name="P20"/>
      <text:p text:style-name="P20">Thur Oct 11, 2018 <text:span text:style-name="T2">3 miles</text:span> <text:s/></text:p>
      <text:p text:style-name="P20">I jogged 3 miles.</text:p>
      <text:p text:style-name="P20"/>
      <text:p text:style-name="P20">Fri Oct 12, 2018 <text:span text:style-name="T2">no running</text:span></text:p>
      <text:p text:style-name="P21"/>
      <text:p text:style-name="P21">18 miles in the last week </text:p>
      <text:p text:style-name="P21"/>
      <text:p text:style-name="P21"/>
      <text:p text:style-name="P20"><text:soft-page-break/>Sat Oct 13, 2018 <text:span text:style-name="T2">50 miles </text:span></text:p>
      <text:p text:style-name="P20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6">th</text:span> birthday. </text:p>
      <text:p text:style-name="P20"/>
      <text:p text:style-name="P20">Sun Oct 14, 2018 <text:span text:style-name="T2">no running </text:span><text:s/></text:p>
      <text:p text:style-name="P20"/>
      <text:p text:style-name="P20">Mon <text:s/>Oct 15, 2018 <text:span text:style-name="T2">no running </text:span><text:s text:c="2"/></text:p>
      <text:p text:style-name="P20"/>
      <text:p text:style-name="P20">Tues <text:s/>Oct 16, 2018 <text:span text:style-name="T2">no running</text:span></text:p>
      <text:p text:style-name="P20">I pushed a lawnmower for an hour. <text:s/></text:p>
      <text:p text:style-name="P20"/>
      <text:p text:style-name="P20">Wed <text:s/>Oct 17, 2018 <text:span text:style-name="T2">2 miles</text:span></text:p>
      <text:p text:style-name="P20">I ran 2 miles on a treadmill. </text:p>
      <text:p text:style-name="P20">Splits: 10:00, 8:14</text:p>
      <text:p text:style-name="P20"/>
      <text:p text:style-name="P20">Thurs Oct 18, 2018 <text:s/><text:span text:style-name="T2">3 miles</text:span></text:p>
      <text:p text:style-name="P20">I ran 3 miles at various paces between 10:00/mile and 12:00/mile.</text:p>
      <text:p text:style-name="P20"/>
      <text:p text:style-name="P20">Fri Oct 19, 2018 <text:span text:style-name="T2">no running</text:span></text:p>
      <text:p text:style-name="P20"/>
      <text:p text:style-name="P20">55 miles in the last week</text:p>
      <text:p text:style-name="P20"/>
      <text:p text:style-name="P2"><text:soft-page-break/>Sat Oct 20, 2018 <text:span text:style-name="T2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2">Sun Oct 21, 2018 <text:span text:style-name="T2">no running</text:span> </text:p>
      <text:p text:style-name="P2"/>
      <text:p text:style-name="P2">Mon Oct 22, 2018 <text:span text:style-name="T2">4 miles</text:span> </text:p>
      <text:p text:style-name="P2">I ran 1.75 miles downhill averaging 11:44/mile and then rested a half hour.</text:p>
      <text:p text:style-name="P2">I ran 1.25 miles <text:span text:style-name="T2">slightly</text:span> uphill averaging 10:43/mile. It was easier going uphill than down because my quads are tired from Saturday's run. <text:s/>I rested 3 minutes.</text:p>
      <text:p text:style-name="P2">I walked 1 mile up a steep hill in 17:15.</text:p>
      <text:p text:style-name="P2"/>
      <text:p text:style-name="P2">Tues Oct 23, 2018 <text:span text:style-name="T2">2 miles</text:span> </text:p>
      <text:p text:style-name="P2">I ran 2 miles on a hilly course. Splits 10:33, 10:38</text:p>
      <text:p text:style-name="P2"/>
      <text:p text:style-name="P2">Wed Oct 24, 2018 <text:span text:style-name="T2">2miles</text:span> </text:p>
      <text:p text:style-name="P2">I ran 2 miles at various paces on roads and trails.</text:p>
      <text:p text:style-name="P2"/>
      <text:p text:style-name="P2">Thurs <text:s/>Oct 25, 2018 <text:span text:style-name="T2">no running</text:span> <text:s/></text:p>
      <text:p text:style-name="P2"/>
      <text:p text:style-name="P2">Fri <text:s/>Oct 26, 2018 <text:span text:style-name="T2">3 miles</text:span> <text:s text:c="2"/></text:p>
      <text:p text:style-name="P2"><text:span text:style-name="T2">Warmup:</text:span> I ran ½ mile at a good pace down to the Wise Center and rested a few minutes.</text:p>
      <text:p text:style-name="P2"><text:span text:style-name="T2">Run: </text:span>I ran 2 miles in 19:28 on a treadmill. <text:s/>Splits: 10:30, 8:58</text:p>
      <text:p text:style-name="P2">I ran faster as I went, starting at about 11:00/mile and ending at 8:00/mile.</text:p>
      <text:p text:style-name="P2"><text:span text:style-name="T2">Warmdown:</text:span> I rested a few minutes and jogged ½ mile home</text:p>
      <text:p text:style-name="P2"/>
      <text:p text:style-name="P4">42.5 miles in the last week</text:p>
      <text:p text:style-name="P4"/>
      <text:p text:style-name="P4"/>
      <text:p text:style-name="P4"/>
      <text:p text:style-name="P4"/>
      <text:p text:style-name="P22"><text:soft-page-break/>Sat Oct 27, 2018 <text:span text:style-name="T2">3 miles</text:span></text:p>
      <text:p text:style-name="P22">I ran in the Wise Center.</text:p>
      <text:p text:style-name="P23">Warmup:<text:span text:style-name="T3"> ½ mile on the indoor track in 4:37 and rest about 5 minutes</text:span></text:p>
      <text:p text:style-name="P23">Run:<text:span text:style-name="T3"> I ran 2 miles on a treadmill in 18:37. Splits: 10:00, 8:37</text:span></text:p>
      <text:p text:style-name="P22">I ran faster as I went, starting at about 10:30/mile and ending at 7:41/mile.</text:p>
      <text:p text:style-name="P23">Warmdown: <text:span text:style-name="T3">I rested about 5 minutes and ran ½ mile on the indoor track in 4:56.</text:span></text:p>
      <text:p text:style-name="P22"/>
      <text:p text:style-name="P23"><text:span text:style-name="T3">Sun Oct 28, 2018 </text:span>no running</text:p>
      <text:p text:style-name="P22">I preped for a colonoscopy.</text:p>
      <text:p text:style-name="P22"/>
      <text:p text:style-name="P22">Mon Oct 29, 2018 <text:span text:style-name="T2">no running </text:span></text:p>
      <text:p text:style-name="P22">I had a colonoscopy.</text:p>
      <text:p text:style-name="P22"/>
      <text:p text:style-name="P22">Tues Oct 30, 2018 <text:span text:style-name="T2">3 miles</text:span> <text:s/></text:p>
      <text:p text:style-name="P22">I ran on a treadmill in the Wise Center.</text:p>
      <text:p text:style-name="P22"><text:span text:style-name="T2">Warmup:</text:span> ½ mile in 4:54 and rest a few minutes</text:p>
      <text:p text:style-name="P22"><text:span text:style-name="T2">Run:</text:span> I ran 2 miles in 17:15. Splits: 8:55, 8:20</text:p>
      <text:p text:style-name="P22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7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7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22">Thur Nov 1, 2018 <text:span text:style-name="T2">3 miles</text:span> <text:s/></text:p>
      <text:p text:style-name="P22">I ran on a treadmill in the Wise Center.</text:p>
      <text:p text:style-name="P22"><text:span text:style-name="T2">Warmup:</text:span> ½ mile in 5:00 and rest 4 minutes</text:p>
      <text:p text:style-name="P22"><text:span text:style-name="T2">Run:</text:span> I ran 2 miles in 17:04. Splits: 8:55, (4:12+3:57) = 8:09</text:p>
      <text:p text:style-name="P22">I ran faster as I went, starting at about 10:00/mile and ending at 7:41/mile. </text:p>
      <text:p text:style-name="P28">Warmdown:<text:span text:style-name="T3"> ½ mile in 5:25</text:span></text:p>
      <text:p text:style-name="P31"/>
      <text:p text:style-name="P22">Fri Nov 2, 2018 <text:span text:style-name="T2">3.5 miles</text:span> <text:s/></text:p>
      <text:p text:style-name="P22"><text:span text:style-name="T2">Warmup:</text:span> ½ mile to the Wise Center and a few minute rest</text:p>
      <text:p text:style-name="P22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8"/>
      <text:p text:style-name="P8">16.7 miles in the last week</text:p>
      <text:p text:style-name="P6"><text:soft-page-break/>Sat Nov 3, 2018 <text:span text:style-name="T2">3.75 miles</text:span></text:p>
      <text:p text:style-name="P6"><text:span text:style-name="T2">Warmup:</text:span> ½ mile run to the Wise Center and a few minute rest</text:p>
      <text:p text:style-name="P8">Run: <text:span text:style-name="T3">I ran and walked 3 miles on the indoor track and averaged 10:35/mile.</text:span></text:p>
      <text:p text:style-name="P6">I walked 125 yards at the beginning of each half mile. <text:s/>My walking pace was about 16:00/mile and my running pace about 9:45/mile.</text:p>
      <text:p text:style-name="P8">Warmdown:<text:span text:style-name="T3"> <text:s/>1/4 mile walk in about 4:00</text:span></text:p>
      <text:p text:style-name="P8"><text:span text:style-name="T3"/></text:p>
      <text:p text:style-name="P8"><text:span text:style-name="T3">Sun Nov 4, 2018 </text:span>3.5 miles<text:span text:style-name="T3"> </text:span></text:p>
      <text:p text:style-name="P8">Warmup:<text:span text:style-name="T3"> ½ mile run to the Wise Center and a few minute rest</text:span></text:p>
      <text:p text:style-name="P8">Run: <text:span text:style-name="T3">1 mile on a treadmill at various pace, time: 8:40 and a few minute rest</text:span></text:p>
      <text:p text:style-name="P8"><text:span text:style-name="T3">3 x 0.2 miles at 7:14/mile pace with a 0.3 mile jog before each run and a 0.5 mile jog at the end. <text:s/>The jogs were at about 11:00/mile.</text:span></text:p>
      <text:p text:style-name="P8"><text:span text:style-name="T3"/>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04T13:04:32.20</dc:date>
    <dc:creator>James  Lombardi</dc:creator>
    <meta:editing-duration>P6DT6M18S</meta:editing-duration>
    <meta:editing-cycles>483</meta:editing-cycles>
    <meta:generator>OpenOffice/4.1.2$Win32 OpenOffice.org_project/412m3$Build-9782</meta:generator>
    <meta:document-statistic meta:table-count="0" meta:image-count="0" meta:object-count="0" meta:page-count="16" meta:paragraph-count="400" meta:word-count="4276" meta:character-count="21717"/>
  </office:meta>
</office:document-meta>
</file>